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Hack" svg:font-family="Hack" style:font-adornments="Regular" style:font-pitch="variable"/>
    <style:font-face style:name="Hack1" svg:font-family="Hack" style:font-adornments="Regular" style:font-pitch="fixed"/>
    <style:font-face style:name="Hack2" svg:font-family="Hack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pitch="variable"/>
    <style:font-face style:name="Liberation Sans4" svg:font-family="'Liberation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Hack2"/>
    </style:style>
    <style:style style:name="T1" style:family="text">
      <style:text-properties style:font-name="Hack2"/>
    </style:style>
    <style:style style:name="T2" style:family="text">
      <style:text-properties fo:color="#c9211e" loext:opacity="100%" style:font-name="Hack2"/>
    </style:style>
    <style:style style:name="T3" style:family="text">
      <style:text-properties fo:color="#ffff00" loext:opacity="100%" style:font-name="Hack2"/>
    </style:style>
    <style:style style:name="T4" style:family="text">
      <style:text-properties style:font-name="Hack2" fo:background-color="#81d41a"/>
    </style:style>
    <style:style style:name="T5" style:family="text">
      <style:text-properties style:font-name="Hack2" fo:background-color="#666666"/>
    </style:style>
    <style:style style:name="T6" style:family="text">
      <style:text-properties fo:color="#168253" loext:opacity="100%" style:font-name="Hack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>Prasm: exit(42) program</text:p>
          </draw:text-box>
        </draw:frame>
        <draw:frame presentation:style-name="pr2" draw:text-style-name="P3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_start</text:p>
          </draw:text-box>
        </draw:frame>
        <draw:frame presentation:style-name="pr5" draw:text-style-name="P5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Mov</text:span><text:span text:style-name="T1"> </text:span><text:span text:style-name="T3">rax</text:span><text:span text:style-name="T1">, </text:span><text:span text:style-name="T4">60</text:span></text:p>
              </text:list-item>
              <text:list-item>
                <text:p><text:span text:style-name="T5">Mov</text:span><text:span text:style-name="T1"> </text:span><text:span text:style-name="T6">rdi</text:span><text:span text:style-name="T1">, </text:span><text:span text:style-name="T3">42</text:span></text:p>
              </text:list-item>
              <text:list-item>
                <text:p><text:span text:style-name="T1">Syscall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Hack" svg:font-family="Hack" style:font-adornments="Regular" style:font-pitch="variable"/>
    <style:font-face style:name="Hack1" svg:font-family="Hack" style:font-adornments="Regular" style:font-pitch="fixed"/>
    <style:font-face style:name="Hack2" svg:font-family="Hack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pitch="variable"/>
    <style:font-face style:name="Liberation Sans4" svg:font-family="'Liberation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4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2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2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2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2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4.09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4.09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3T09:17:45.810586976</meta:creation-date>
    <meta:editing-duration>PT13M50S</meta:editing-duration>
    <meta:editing-cycles>7</meta:editing-cycles>
    <meta:generator>LibreOffice/7.3.4.2$Linux_X86_64 LibreOffice_project/30$Build-2</meta:generator>
    <dc:title>Progress</dc:title>
    <dc:date>2022-07-23T18:31:09.230848238</dc:date>
    <meta:document-statistic meta:object-count="77"/>
  </office:meta>
</office:document-meta>
</file>